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2.0102in" fo:break-before="auto" style:use-optimal-row-height="fals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1.2638in" fo:break-before="auto" style:use-optimal-row-height="false"/>
    </style:style>
    <style:style style:name="ro13" style:family="table-row">
      <style:table-row-properties style:row-height="0.9016in" fo:break-before="auto" style:use-optimal-row-height="false"/>
    </style:style>
    <style:style style:name="ro14" style:family="table-row">
      <style:table-row-properties style:row-height="2.1764in" fo:break-before="auto" style:use-optimal-row-height="false"/>
    </style:style>
    <style:style style:name="ro15" style:family="table-row">
      <style:table-row-properties style:row-height="0.5693in" fo:break-before="auto" style:use-optimal-row-height="false"/>
    </style:style>
    <style:style style:name="ro16" style:family="table-row">
      <style:table-row-properties style:row-height="3.3783in" fo:break-before="auto" style:use-optimal-row-height="false"/>
    </style:style>
    <style:style style:name="ro17" style:family="table-row">
      <style:table-row-properties style:row-height="2.0626in" fo:break-before="auto" style:use-optimal-row-height="false"/>
    </style:style>
    <style:style style:name="ro18" style:family="table-row">
      <style:table-row-properties style:row-height="0.8291in" fo:break-before="auto" style:use-optimal-row-height="false"/>
    </style:style>
    <style:style style:name="ro19" style:family="table-row">
      <style:table-row-properties style:row-height="1.0256in" fo:break-before="auto" style:use-optimal-row-height="false"/>
    </style:style>
    <style:style style:name="ro20" style:family="table-row">
      <style:table-row-properties style:row-height="2.2591in" fo:break-before="auto" style:use-optimal-row-height="false"/>
    </style:style>
    <style:style style:name="ro21" style:family="table-row">
      <style:table-row-properties style:row-height="0.839in" fo:break-before="auto" style:use-optimal-row-height="false"/>
    </style:style>
    <style:style style:name="ro22" style:family="table-row">
      <style:table-row-properties style:row-height="1.0465in" fo:break-before="auto" style:use-optimal-row-height="false"/>
    </style:style>
    <style:style style:name="ro23" style:family="table-row">
      <style:table-row-properties style:row-height="0.8909in" fo:break-before="auto" style:use-optimal-row-height="false"/>
    </style:style>
    <style:style style:name="ro24" style:family="table-row">
      <style:table-row-properties style:row-height="1.3882in" fo:break-before="auto" style:use-optimal-row-height="false"/>
    </style:style>
    <style:style style:name="ro25" style:family="table-row">
      <style:table-row-properties style:row-height="1.3984in" fo:break-before="auto" style:use-optimal-row-height="false"/>
    </style:style>
    <style:style style:name="ro26" style:family="table-row">
      <style:table-row-properties style:row-height="2.6736in" fo:break-before="auto" style:use-optimal-row-height="false"/>
    </style:style>
    <style:style style:name="ro27" style:family="table-row">
      <style:table-row-properties style:row-height="1.3783in" fo:break-before="auto" style:use-optimal-row-height="false"/>
    </style:style>
    <style:style style:name="ro28" style:family="table-row">
      <style:table-row-properties style:row-height="2.7571in" fo:break-before="auto" style:use-optimal-row-height="false"/>
    </style:style>
    <style:style style:name="ro29" style:family="table-row">
      <style:table-row-properties style:row-height="2.0728in" fo:break-before="auto" style:use-optimal-row-height="false"/>
    </style:style>
    <style:style style:name="ro30" style:family="table-row">
      <style:table-row-properties style:row-height="1.7827in" fo:break-before="auto" style:use-optimal-row-height="false"/>
    </style:style>
    <style:style style:name="ro31" style:family="table-row">
      <style:table-row-properties style:row-height="1.7516in" fo:break-before="auto" style:use-optimal-row-height="false"/>
    </style:style>
    <style:style style:name="ro32" style:family="table-row">
      <style:table-row-properties style:row-height="2in" fo:break-before="auto" style:use-optimal-row-height="false"/>
    </style:style>
    <style:style style:name="ro33" style:family="table-row">
      <style:table-row-properties style:row-height="0.9839in" fo:break-before="auto" style:use-optimal-row-height="false"/>
    </style:style>
    <style:style style:name="ro34" style:family="table-row">
      <style:table-row-properties style:row-height="1.5134in" fo:break-before="auto" style:use-optimal-row-height="false"/>
    </style:style>
    <style:style style:name="ro35" style:family="table-row">
      <style:table-row-properties style:row-height="1.2126in" fo:break-before="auto" style:use-optimal-row-height="false"/>
    </style:style>
    <style:style style:name="ro36" style:family="table-row">
      <style:table-row-properties style:row-height="1.2846in" fo:break-before="auto" style:use-optimal-row-height="false"/>
    </style:style>
    <style:style style:name="ro37" style:family="table-row">
      <style:table-row-properties style:row-height="0.7665in" fo:break-before="auto" style:use-optimal-row-height="false"/>
    </style:style>
    <style:style style:name="ro38" style:family="table-row">
      <style:table-row-properties style:row-height="1.6783in" fo:break-before="auto" style:use-optimal-row-height="false"/>
    </style:style>
    <style:style style:name="ro39" style:family="table-row">
      <style:table-row-properties style:row-height="2.5075in" fo:break-before="auto" style:use-optimal-row-height="false"/>
    </style:style>
    <style:style style:name="ro40" style:family="table-row">
      <style:table-row-properties style:row-height="0.9429in" fo:break-before="auto" style:use-optimal-row-height="false"/>
    </style:style>
    <style:style style:name="ro41" style:family="table-row">
      <style:table-row-properties style:row-height="0.6425in" fo:break-before="auto" style:use-optimal-row-height="true"/>
    </style:style>
    <style:style style:name="ro42" style:family="table-row">
      <style:table-row-properties style:row-height="0.9945in" fo:break-before="auto" style:use-optimal-row-height="false"/>
    </style:style>
    <style:style style:name="ro43" style:family="table-row">
      <style:table-row-properties style:row-height="0.7146in" fo:break-before="auto" style:use-optimal-row-height="false"/>
    </style:style>
    <style:style style:name="ro44" style:family="table-row">
      <style:table-row-properties style:row-height="0.5902in" fo:break-before="auto" style:use-optimal-row-height="false"/>
    </style:style>
    <style:style style:name="ro45" style:family="table-row">
      <style:table-row-properties style:row-height="2.6528in" fo:break-before="auto" style:use-optimal-row-height="false"/>
    </style:style>
    <style:style style:name="ro46" style:family="table-row">
      <style:table-row-properties style:row-height="2.4772in" fo:break-before="auto" style:use-optimal-row-height="false"/>
    </style:style>
    <style:style style:name="ro47" style:family="table-row">
      <style:table-row-properties style:row-height="1.5752in" fo:break-before="auto" style:use-optimal-row-height="false"/>
    </style:style>
    <style:style style:name="ro48" style:family="table-row">
      <style:table-row-properties style:row-height="1.6272in" fo:break-before="auto" style:use-optimal-row-height="false"/>
    </style:style>
    <style:style style:name="ro49" style:family="table-row">
      <style:table-row-properties style:row-height="1.1189in" fo:break-before="auto" style:use-optimal-row-height="false"/>
    </style:style>
    <style:style style:name="ro50" style:family="table-row">
      <style:table-row-properties style:row-height="1.8862in" fo:break-before="auto" style:use-optimal-row-height="false"/>
    </style:style>
    <style:style style:name="ro51" style:family="table-row">
      <style:table-row-properties style:row-height="1.15in" fo:break-before="auto" style:use-optimal-row-height="false"/>
    </style:style>
    <style:style style:name="ro52" style:family="table-row">
      <style:table-row-properties style:row-height="1.3055in" fo:break-before="auto" style:use-optimal-row-height="false"/>
    </style:style>
    <style:style style:name="ro53" style:family="table-row">
      <style:table-row-properties style:row-height="0.178in" fo:break-before="auto" style:use-optimal-row-height="false"/>
    </style:style>
    <style:style style:name="ro5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5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17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18" style:family="table-cell" style:parent-style-name="Default" style:data-style-name="N197">
      <style:table-cell-properties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1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7" style:family="table-cell" style:parent-style-name="Normal_5f_Sheet1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1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color="#ffffff" fo:font-weight="bold"/>
    </style:style>
    <style:style style:name="ce32" style:family="table-cell" style:parent-style-name="Default" style:data-style-name="N197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</style:style>
    <style:style style:name="ce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9" style:family="table-cell" style:parent-style-name="Default">
      <style:table-cell-properties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0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52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53" style:family="table-cell" style:parent-style-name="Default">
      <style:table-cell-properties fo:background-color="#000080" style:text-align-source="fix" style:repeat-content="false" fo:wrap-option="wrap" fo:border="0.0071in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font-weight="normal"/>
    </style:style>
    <style:style style:name="ce5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6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6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6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6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6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6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67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ta_extref" style:family="table">
      <style:table-properties table:display="false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3"/>
          <table:covered-table-cell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3" table:number-columns-repeated="1014" table:default-cell-style-name="ce38"/>
        <table:table-row table:style-name="ro8">
          <table:table-cell table:style-name="ce16"/>
          <table:table-cell table:style-name="ce22" office:value-type="string">
            <text:p>TEST CASES</text:p>
          </table:table-cell>
          <table:table-cell table:style-name="ce27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49"/>
          <table:table-cell table:style-name="ce50" office:value-type="string">
            <text:p>Passed</text:p>
          </table:table-cell>
          <table:table-cell table:style-name="ce50" table:formula="of:=COUNTIF([.L$7:.L$1001];[.$K1])" office:value-type="float" office:value="0">
            <text:p>0</text:p>
          </table:table-cell>
          <table:table-cell table:style-name="ce50" table:formula="of:=COUNTIF([.M$7:.M$1001];[.$K1])" office:value-type="float" office:value="0">
            <text:p>0</text:p>
          </table:table-cell>
          <table:table-cell table:style-name="ce50" table:formula="of:=COUNTIF([.N$7:.N$1001];[.$K1])" office:value-type="float" office:value="0">
            <text:p>0</text:p>
          </table:table-cell>
          <table:table-cell table:style-name="ce50" table:formula="of:=COUNTIF([.O$7:.O$1001];[.$K1])" office:value-type="float" office:value="0">
            <text:p>0</text:p>
          </table:table-cell>
          <table:table-cell table:style-name="ce49" table:number-columns-repeated="5"/>
          <table:table-cell table:style-name="ce54" table:number-columns-repeated="206"/>
          <table:table-cell table:number-columns-repeated="798"/>
        </table:table-row>
        <table:table-row table:style-name="ro8">
          <table:table-cell table:style-name="ce16"/>
          <table:table-cell table:style-name="ce23"/>
          <table:table-cell table:style-name="ce28"/>
          <table:table-cell table:style-name="ce23" table:number-columns-repeated="2"/>
          <table:table-cell table:style-name="ce33" table:number-columns-repeated="2"/>
          <table:table-cell table:style-name="ce23" table:number-columns-repeated="2"/>
          <table:table-cell table:style-name="ce50"/>
          <table:table-cell table:style-name="ce50" office:value-type="string">
            <text:p>Failed</text:p>
          </table:table-cell>
          <table:table-cell table:style-name="ce50" table:formula="of:=COUNTIF([.L$7:.L$1001];[.$K2])" office:value-type="float" office:value="0">
            <text:p>0</text:p>
          </table:table-cell>
          <table:table-cell table:style-name="ce50" table:formula="of:=COUNTIF([.M$7:.M$1001];[.$K2])" office:value-type="float" office:value="0">
            <text:p>0</text:p>
          </table:table-cell>
          <table:table-cell table:style-name="ce50" table:formula="of:=COUNTIF([.N$7:.N$1001];[.$K2])" office:value-type="float" office:value="0">
            <text:p>0</text:p>
          </table:table-cell>
          <table:table-cell table:style-name="ce50" table:formula="of:=COUNTIF([.O$7:.O$1001];[.$K2])" office:value-type="float" office:value="0">
            <text:p>0</text:p>
          </table:table-cell>
          <table:table-cell table:style-name="ce50" table:number-columns-repeated="2"/>
          <table:table-cell table:style-name="ce33"/>
          <table:table-cell table:style-name="ce49" table:number-columns-repeated="2"/>
          <table:table-cell table:style-name="ce54" table:number-columns-repeated="206"/>
          <table:table-cell table:number-columns-repeated="798"/>
        </table:table-row>
        <table:table-row table:style-name="ro3">
          <table:table-cell table:style-name="ce16"/>
          <table:table-cell table:style-name="ce24" office:value-type="string">
            <text:p>Function List<text:span text:style-name="T3">:</text:span></text:p>
          </table:table-cell>
          <table:table-cell table:style-name="ce16" office:value-type="string" table:number-columns-spanned="3" table:number-rows-spanned="1">
            <text:p>All main Actions in Forum, Answer and FAQ porlet</text:p>
          </table:table-cell>
          <table:covered-table-cell table:style-name="ce33"/>
          <table:covered-table-cell table:style-name="ce33"/>
          <table:table-cell table:style-name="ce33" table:number-columns-repeated="2"/>
          <table:table-cell table:style-name="ce45"/>
          <table:table-cell table:style-name="ce33"/>
          <table:table-cell table:style-name="ce50"/>
          <table:table-cell table:style-name="ce50" office:value-type="string">
            <text:p>Blocked</text:p>
          </table:table-cell>
          <table:table-cell table:style-name="ce50" table:formula="of:=COUNTIF([.L$7:.L$1001];[.$K3])" office:value-type="float" office:value="0">
            <text:p>0</text:p>
          </table:table-cell>
          <table:table-cell table:style-name="ce50" table:formula="of:=COUNTIF([.M$7:.M$1001];[.$K3])" office:value-type="float" office:value="0">
            <text:p>0</text:p>
          </table:table-cell>
          <table:table-cell table:style-name="ce50" table:formula="of:=COUNTIF([.N$7:.N$1001];[.$K3])" office:value-type="float" office:value="0">
            <text:p>0</text:p>
          </table:table-cell>
          <table:table-cell table:style-name="ce50" table:formula="of:=COUNTIF([.O$7:.O$1001];[.$K3])" office:value-type="float" office:value="0">
            <text:p>0</text:p>
          </table:table-cell>
          <table:table-cell table:style-name="ce50" table:number-columns-repeated="2"/>
          <table:table-cell table:style-name="ce33"/>
          <table:table-cell table:style-name="ce49" table:number-columns-repeated="2"/>
          <table:table-cell table:style-name="ce54" table:number-columns-repeated="206"/>
          <table:table-cell table:number-columns-repeated="798"/>
        </table:table-row>
        <table:table-row table:style-name="ro9">
          <table:table-cell table:style-name="ce16"/>
          <table:table-cell table:style-name="ce24" office:value-type="string">
            <text:p>Total main cases:</text:p>
          </table:table-cell>
          <table:table-cell table:style-name="ce29" table:formula="of:=MAX([.A7:.A1096])" office:value-type="float" office:value="49" table:number-columns-spanned="3" table:number-rows-spanned="1">
            <text:p>49</text:p>
          </table:table-cell>
          <table:covered-table-cell table:style-name="ce34"/>
          <table:covered-table-cell table:style-name="ce34"/>
          <table:table-cell table:style-name="ce33" table:number-columns-repeated="2"/>
          <table:table-cell table:style-name="ce45"/>
          <table:table-cell table:style-name="ce33"/>
          <table:table-cell table:style-name="ce50"/>
          <table:table-cell table:style-name="ce51" office:value-type="string">
            <text:p>Untested</text:p>
          </table:table-cell>
          <table:table-cell table:style-name="ce50" table:formula="of:=COUNTIF([.L$7:.L$1001];[.$K4])" office:value-type="float" office:value="0">
            <text:p>0</text:p>
          </table:table-cell>
          <table:table-cell table:style-name="ce50" table:formula="of:=COUNTIF([.M$7:.M$1001];[.$K4])" office:value-type="float" office:value="0">
            <text:p>0</text:p>
          </table:table-cell>
          <table:table-cell table:style-name="ce50" table:formula="of:=COUNTIF([.N$7:.N$1001];[.$K4])" office:value-type="float" office:value="0">
            <text:p>0</text:p>
          </table:table-cell>
          <table:table-cell table:style-name="ce50" table:formula="of:=COUNTIF([.O$7:.O$1001];[.$K4])" office:value-type="float" office:value="0">
            <text:p>0</text:p>
          </table:table-cell>
          <table:table-cell table:style-name="ce50" table:number-columns-repeated="2"/>
          <table:table-cell table:style-name="ce33"/>
          <table:table-cell table:style-name="ce49" table:number-columns-repeated="2"/>
          <table:table-cell table:style-name="ce54" table:number-columns-repeated="206"/>
          <table:table-cell table:number-columns-repeated="798"/>
        </table:table-row>
        <table:table-row table:style-name="ro8">
          <table:table-cell table:style-name="ce16"/>
          <table:table-cell table:style-name="ce25"/>
          <table:table-cell table:style-name="ce30"/>
          <table:table-cell table:style-name="ce35" table:number-columns-repeated="6"/>
          <table:table-cell table:style-name="ce51"/>
          <table:table-cell table:style-name="ce33" office:value-type="string">
            <text:p>N/A</text:p>
          </table:table-cell>
          <table:table-cell table:style-name="ce50" table:formula="of:=COUNTIF([.L$7:.L$1001];[.$K5])" office:value-type="float" office:value="0">
            <text:p>0</text:p>
          </table:table-cell>
          <table:table-cell table:style-name="ce50" table:formula="of:=COUNTIF([.M$7:.M$1001];[.$K5])" office:value-type="float" office:value="0">
            <text:p>0</text:p>
          </table:table-cell>
          <table:table-cell table:style-name="ce50" table:formula="of:=COUNTIF([.N$7:.N$1001];[.$K5])" office:value-type="float" office:value="0">
            <text:p>0</text:p>
          </table:table-cell>
          <table:table-cell table:style-name="ce50" table:formula="of:=COUNTIF([.O$7:.O$1001];[.$K5])" office:value-type="float" office:value="0">
            <text:p>0</text:p>
          </table:table-cell>
          <table:table-cell table:style-name="ce50" table:number-columns-repeated="2"/>
          <table:table-cell table:style-name="ce33"/>
          <table:table-cell table:style-name="ce35" table:number-columns-repeated="2"/>
          <table:table-cell table:style-name="ce55" table:number-columns-repeated="206"/>
          <table:table-cell table:number-columns-repeated="798"/>
        </table:table-row>
        <table:table-row table:style-name="ro2">
          <table:table-cell table:style-name="ce17" office:value-type="string">
            <text:p>Case No</text:p>
          </table:table-cell>
          <table:table-cell table:style-name="ce26" office:value-type="string">
            <text:p>Related function</text:p>
          </table:table-cell>
          <table:table-cell table:style-name="ce31" office:value-type="string">
            <text:p>Case ID</text:p>
          </table:table-cell>
          <table:table-cell table:style-name="ce31" office:value-type="string">
            <text:p>Path</text:p>
          </table:table-cell>
          <table:table-cell table:style-name="ce31" office:value-type="string">
            <text:p>Case Name</text:p>
          </table:table-cell>
          <table:table-cell table:style-name="ce31" office:value-type="string">
            <text:p>Description</text:p>
          </table:table-cell>
          <table:table-cell table:style-name="ce31" office:value-type="string">
            <text:p>Step</text:p>
          </table:table-cell>
          <table:table-cell table:style-name="ce31" office:value-type="string">
            <text:p>Expected Result</text:p>
          </table:table-cell>
          <table:table-cell table:style-name="ce31" office:value-type="string">
            <text:p>Priority</text:p>
          </table:table-cell>
          <table:table-cell table:style-name="ce31" office:value-type="string">
            <text:p>Affect</text:p>
          </table:table-cell>
          <table:table-cell table:style-name="ce52" office:value-type="string">
            <text:p>Tester</text:p>
          </table:table-cell>
          <table:table-cell table:style-name="ce52"/>
          <table:table-cell table:style-name="ce53" table:number-columns-repeated="3"/>
          <table:table-cell table:style-name="ce52" office:value-type="string">
            <text:p>JIRA issue</text:p>
          </table:table-cell>
          <table:table-cell table:style-name="ce52" office:value-type="string">
            <text:p>Comment</text:p>
          </table:table-cell>
          <table:table-cell table:style-name="ce53" table:number-columns-repeated="3"/>
          <table:table-cell table:style-name="ce21" table:number-columns-repeated="1004"/>
        </table:table-row>
        <table:table-row table:style-name="ro10">
          <table:table-cell table:style-name="ce18" office:value-type="float" office:value="1">
            <text:p>001</text:p>
          </table:table-cell>
          <table:table-cell table:style-name="ce4" office:value-type="string">
            <text:p>SNF_KS_ANS_CAT_01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Category\Basic_Actions</text:p>
          </table:table-cell>
          <table:table-cell table:style-name="ce8" office:value-type="string">
            <text:p>Manage Category(Add/Edit/Delete/Move)</text:p>
          </table:table-cell>
          <table:table-cell table:style-name="ce37" table:content-validation-name="val1" office:value-type="string">
            <text:p>Step 1: Add/Edit/Move/Delete category</text:p>
          </table:table-cell>
          <table:table-cell table:style-name="ce37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select Delete</text:span></text:p>
            <text:p><text:span text:style-name="T4">Move</text:span><text:span text:style-name="T5"> </text:span></text:p>
            <text:p><text:span text:style-name="T7">- Right click on 1 category and select Move</text:span></text:p>
            <text:p><text:span text:style-name="T7">- Choose destination category</text:span></text:p>
          </table:table-cell>
          <table:table-cell table:style-name="ce37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1">
          <table:table-cell table:style-name="ce1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" office:value-type="string">
            <text:p>SNF_KS_ANS_CAT_02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Category\Drag_Drop</text:p>
          </table:table-cell>
          <table:table-cell table:style-name="ce8" office:value-type="string">
            <text:p>Drag and Drop category</text:p>
          </table:table-cell>
          <table:table-cell table:style-name="ce37" table:content-validation-name="val1" office:value-type="string">
            <text:p>Step 1: Create categories after drag and drop them</text:p>
          </table:table-cell>
          <table:table-cell table:style-name="ce37" office:value-type="string">
            <text:p>- Create some categories </text:p>
            <text:p>- Drag and drop a category into another category</text:p>
          </table:table-cell>
          <table:table-cell table:style-name="ce37" office:value-type="string">
            <text:p>Category is dragged and dropped successfully to selected category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2">
          <table:table-cell table:style-name="ce19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" office:value-type="string">
            <text:p>SNF_KS_ANS_CAT_03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Category\Export Import</text:p>
          </table:table-cell>
          <table:table-cell table:style-name="ce8" office:value-type="string">
            <text:p>Export/Import category</text:p>
          </table:table-cell>
          <table:table-cell table:style-name="ce37" table:content-validation-name="val1" office:value-type="string">
            <text:p>Step 1: Create categories after export and import them</text:p>
          </table:table-cell>
          <table:table-cell table:style-name="ce37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select Import</text:span></text:p>
            <text:p><text:span text:style-name="T8">- Choose the file</text:span></text:p>
          </table:table-cell>
          <table:table-cell table:style-name="ce37" office:value-type="string">
            <text:p>Category and its questions are exported/imported successfully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3">
          <table:table-cell table:style-name="ce19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" office:value-type="string">
            <text:p>SNF_KS_ANS_CAT_04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Category\Watch_Unwatch</text:p>
          </table:table-cell>
          <table:table-cell table:style-name="ce8" office:value-type="string">
            <text:p>Watch/Unwatch category</text:p>
          </table:table-cell>
          <table:table-cell table:style-name="ce37" table:content-validation-name="val1" office:value-type="string">
            <text:p>Step 1: Create category after watch and unwatch them</text:p>
          </table:table-cell>
          <table:table-cell table:style-name="ce37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37" office:value-type="string">
            <text:p>Category is watched/unwatched successfully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4">
          <table:table-cell table:style-name="ce19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" office:value-type="string">
            <text:p>SNF_KS_ANS_QUE_01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Question\Basic_Actions</text:p>
          </table:table-cell>
          <table:table-cell table:style-name="ce8" office:value-type="string">
            <text:p>Basic action on question(Add/Edit/Delete/Move)</text:p>
          </table:table-cell>
          <table:table-cell table:style-name="ce37" table:content-validation-name="val1" office:value-type="string">
            <text:p>Step 1: Add/Edit/Move/Delete <text:s/>Question</text:p>
          </table:table-cell>
          <table:table-cell table:style-name="ce37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select Delete</text:span></text:p>
            <text:p><text:span text:style-name="T4">Move Question</text:span></text:p>
            <text:p><text:span text:style-name="T9">- Right click on question and select Move to </text:span></text:p>
            <text:p><text:span text:style-name="T9">- Select destination category </text:span></text:p>
          </table:table-cell>
          <table:table-cell table:style-name="ce37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5">
          <table:table-cell table:style-name="ce19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" office:value-type="string">
            <text:p>SNF_KS_ANS_QUE_02</text:p>
          </table:table-cell>
          <table:table-cell table:style-name="ce32" office:value-type="float" office:value="1">
            <text:p>001</text:p>
          </table:table-cell>
          <table:table-cell table:style-name="ce36" office:value-type="string">
            <text:p>KS\Answers\Question\Vote</text:p>
          </table:table-cell>
          <table:table-cell table:style-name="ce8" office:value-type="string">
            <text:p>Vote question</text:p>
          </table:table-cell>
          <table:table-cell table:style-name="ce37" table:content-validation-name="val1" office:value-type="string">
            <text:p>Step 1: Vote Question</text:p>
          </table:table-cell>
          <table:table-cell table:style-name="ce37" office:value-type="string">
            <text:p>- Open a question</text:p>
            <text:p>- Vote Question by select number of star</text:p>
          </table:table-cell>
          <table:table-cell table:style-name="ce37" office:value-type="string">
            <text:p>- Question is voted successful.</text:p>
            <text:p>The number of stars are selected set yellow.</text:p>
            <text:p/>
          </table:table-cell>
          <table:table-cell table:style-name="ce47" office:value-type="string">
            <text:p>Low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">
          <table:table-cell table:style-name="ce19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" office:value-type="string">
            <text:p>SNF_KS_ANS_QUE_03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Question\Send</text:p>
          </table:table-cell>
          <table:table-cell table:style-name="ce8" office:value-type="string">
            <text:p>Send to friend</text:p>
          </table:table-cell>
          <table:table-cell table:style-name="ce37" table:content-validation-name="val1" office:value-type="string">
            <text:p>Step 1: Send Question</text:p>
          </table:table-cell>
          <table:table-cell table:style-name="ce37" office:value-type="string">
            <text:p>- Right click on question and send question</text:p>
            <text:p>- Check mail Inbox to see question content, question link</text:p>
          </table:table-cell>
          <table:table-cell table:style-name="ce37" office:value-type="string">
            <text:p>- Mail is sent successful to email address</text:p>
            <text:p>- Content of mail includes Question content &amp; Question link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6">
          <table:table-cell table:style-name="ce19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" office:value-type="string">
            <text:p>SNF_KS_ANS_QUE_04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Question\Manage_Question</text:p>
          </table:table-cell>
          <table:table-cell table:style-name="ce8" office:value-type="string">
            <text:p>Manage Question</text:p>
          </table:table-cell>
          <table:table-cell table:style-name="ce40" table:content-validation-name="val1" office:value-type="string">
            <text:p>Step 1: Manage <text:s/>Question</text:p>
          </table:table-cell>
          <table:table-cell table:style-name="ce37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question</text:span></text:p>
            <text:p><text:span text:style-name="T8">- Click Activate icon on inactivate 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delete</text:span></text:p>
          </table:table-cell>
          <table:table-cell table:style-name="ce37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7">
          <table:table-cell table:style-name="ce19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" office:value-type="string">
            <text:p>SNF_KS_ANS_ANS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Answer\Basic_Actions</text:p>
          </table:table-cell>
          <table:table-cell table:style-name="ce8" office:value-type="string">
            <text:p>Basic action on answer (Add/Edit/Delete)</text:p>
          </table:table-cell>
          <table:table-cell table:style-name="ce37" table:content-validation-name="val1" office:value-type="string">
            <text:p>Step 1: Add/Edit/Delete Answer</text:p>
          </table:table-cell>
          <table:table-cell table:style-name="ce37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question</text:span></text:p>
            <text:p/>
            <text:p/>
          </table:table-cell>
          <table:table-cell table:style-name="ce37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8">
          <table:table-cell table:style-name="ce19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" office:value-type="string">
            <text:p>SNF_KS_ANS_ANS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Answer\Rate_And_Sort</text:p>
          </table:table-cell>
          <table:table-cell table:style-name="ce8" office:value-type="string">
            <text:p>Rate/Sort answers</text:p>
          </table:table-cell>
          <table:table-cell table:style-name="ce37" table:content-validation-name="val1" office:value-type="string">
            <text:p>Step 1: Rate and Sort Answer</text:p>
          </table:table-cell>
          <table:table-cell table:style-name="ce37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37" office:value-type="string">
            <text:p>- Answer is rated with index </text:p>
            <text:p>- Answer is sorted by ascending/descending 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9">
          <table:table-cell table:style-name="ce19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" office:value-type="string">
            <text:p>SNF_KS_ANS_ANS_03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Answer\Active_And_Approve</text:p>
          </table:table-cell>
          <table:table-cell table:style-name="ce8" office:value-type="string">
            <text:p>Activate/Approve answer</text:p>
          </table:table-cell>
          <table:table-cell table:style-name="ce40" table:content-validation-name="val1" office:value-type="string">
            <text:p>Step 1: Active and Approve Answer</text:p>
          </table:table-cell>
          <table:table-cell table:style-name="ce37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37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0">
          <table:table-cell table:style-name="ce19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" office:value-type="string">
            <text:p>SNF_KS_ANS_ANS_04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Answer\Manage_Comment</text:p>
          </table:table-cell>
          <table:table-cell table:style-name="ce8" office:value-type="string">
            <text:p>Manage Comment in Question (Add/Edit/Delete/Promote)</text:p>
          </table:table-cell>
          <table:table-cell table:style-name="ce37" table:content-validation-name="val1" office:value-type="string">
            <text:p>Step 1: Add/Edit/Delete/ Promote comment</text:p>
          </table:table-cell>
          <table:table-cell table:style-name="ce37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37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1">
          <table:table-cell table:style-name="ce19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" office:value-type="string">
            <text:p>SNF_KS_ANS_SEA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Search\Quick_Search</text:p>
          </table:table-cell>
          <table:table-cell table:style-name="ce8" office:value-type="string">
            <text:p>Quick search</text:p>
          </table:table-cell>
          <table:table-cell table:style-name="ce37" table:content-validation-name="val1" office:value-type="string">
            <text:p>Step 1: Quick Search</text:p>
          </table:table-cell>
          <table:table-cell table:style-name="ce37" office:value-type="string">
            <text:p>- Enter a search keyword</text:p>
            <text:p>- Check quick search icon</text:p>
            <text:p/>
          </table:table-cell>
          <table:table-cell table:style-name="ce37" office:value-type="string">
            <text:p>Return search result with items matched key word search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2">
          <table:table-cell table:style-name="ce19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" office:value-type="string">
            <text:p>SNF_KS_ANS_SEA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Search_Advanced_Search</text:p>
          </table:table-cell>
          <table:table-cell table:style-name="ce8" office:value-type="string">
            <text:p>Advanced search</text:p>
          </table:table-cell>
          <table:table-cell table:style-name="ce37" table:content-validation-name="val1" office:value-type="string">
            <text:p>Step 1: Advanced Search</text:p>
          </table:table-cell>
          <table:table-cell table:style-name="ce37" office:value-type="string">
            <text:p>- Open Advanced Search form</text:p>
            <text:p>- Check advanced search in case search in entry, category and both.</text:p>
          </table:table-cell>
          <table:table-cell table:style-name="ce37" office:value-type="string">
            <text:p>Return search result with items matched key word and conditions search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3">
          <table:table-cell table:style-name="ce19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" office:value-type="string">
            <text:p>SNF_KS_ANS_SE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Answers\Setting Porlet</text:p>
          </table:table-cell>
          <table:table-cell table:style-name="ce8" office:value-type="string">
            <text:p>Setting Answer porlet</text:p>
          </table:table-cell>
          <table:table-cell table:style-name="ce37" table:content-validation-name="val1" office:value-type="string">
            <text:p>Step 1: Setting porlet from edit mode</text:p>
          </table:table-cell>
          <table:table-cell table:style-name="ce37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37" office:value-type="string">
            <text:p>Setting porlet is successful with properties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4">
          <table:table-cell table:style-name="ce19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" office:value-type="string">
            <text:p>SNF_KS_FOR_CA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Category\Basic_Actions </text:p>
          </table:table-cell>
          <table:table-cell table:style-name="ce8" office:value-type="string">
            <text:p>Basic action on Category(Add/Edit/Delete)</text:p>
          </table:table-cell>
          <table:table-cell table:style-name="ce37" table:content-validation-name="val1" office:value-type="string">
            <text:p>Step 1: Add/Edit/Delete category</text:p>
          </table:table-cell>
          <table:table-cell table:style-name="ce37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Delete</text:span></text:p>
            <text:p><text:span text:style-name="T8">- Click OK on confirm message</text:span></text:p>
          </table:table-cell>
          <table:table-cell table:style-name="ce37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5">
          <table:table-cell table:style-name="ce19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" office:value-type="string">
            <text:p>SNF_KS_FOR_CAT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Category\Import_Export</text:p>
          </table:table-cell>
          <table:table-cell table:style-name="ce8" office:value-type="string">
            <text:p>Import/Export category &amp; forum</text:p>
          </table:table-cell>
          <table:table-cell table:style-name="ce37" table:content-validation-name="val1" office:value-type="string">
            <text:p>Step 1: Create categories/forums after drag and drop them</text:p>
          </table:table-cell>
          <table:table-cell table:style-name="ce37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37" office:value-type="string">
            <text:p>Category/Forum is import/export successful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6">
          <table:table-cell table:style-name="ce19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" office:value-type="string">
            <text:p>SNF_KS_FOR_FOR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Forum\Basic_Actions</text:p>
          </table:table-cell>
          <table:table-cell table:style-name="ce8" office:value-type="string">
            <text:p>Basic action on Forum(Add/Edit/Delete/Move)</text:p>
          </table:table-cell>
          <table:table-cell table:style-name="ce37" table:content-validation-name="val1" office:value-type="string">
            <text:p>Step 1: Add/Edit/Move/Delete <text:s/>Forum</text:p>
          </table:table-cell>
          <table:table-cell table:style-name="ce41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37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7">
          <table:table-cell table:style-name="ce19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" office:value-type="string">
            <text:p>SNF_KS_FOR_FOR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Forum\More_Actions</text:p>
          </table:table-cell>
          <table:table-cell table:style-name="ce8" office:value-type="string">
            <text:p>More action on Forum(Lock/Unlock/Open/Close)</text:p>
          </table:table-cell>
          <table:table-cell table:style-name="ce37" table:content-validation-name="val1" office:value-type="string">
            <text:p>Step 1: Lock/Unlock/Open/ Close Forum</text:p>
          </table:table-cell>
          <table:table-cell table:style-name="ce37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37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8">
          <table:table-cell table:style-name="ce19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" office:value-type="string">
            <text:p>SNF_KS_FOR_TOP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Topic\Basic_Actions</text:p>
          </table:table-cell>
          <table:table-cell table:style-name="ce8" office:value-type="string">
            <text:p>Basic action on Topic (Add/Edit/Delete/Move)</text:p>
          </table:table-cell>
          <table:table-cell table:style-name="ce37" table:content-validation-name="val1" office:value-type="string">
            <text:p>Step 1: Add/Edit/Move/Delete <text:s/>Topic</text:p>
          </table:table-cell>
          <table:table-cell table:style-name="ce37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37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29">
          <table:table-cell table:style-name="ce19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" office:value-type="string">
            <text:p>SNF_KS_FOR_TOP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Topic\More_Actions</text:p>
          </table:table-cell>
          <table:table-cell table:style-name="ce8" office:value-type="string">
            <text:p>More action on Topic</text:p>
          </table:table-cell>
          <table:table-cell table:style-name="ce37" table:content-validation-name="val1" office:value-type="string">
            <text:p>Step 1: Lock/Unlock/Open/ Close</text:p>
          </table:table-cell>
          <table:table-cell table:style-name="ce37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Close/Open</text:span></text:p>
            <text:p><text:span text:style-name="T12"/></text:p>
          </table:table-cell>
          <table:table-cell table:style-name="ce37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0">
          <table:table-cell table:style-name="ce19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" office:value-type="string">
            <text:p>SNF_KS_FOR_TOP_03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Topic\Tag</text:p>
          </table:table-cell>
          <table:table-cell table:style-name="ce9" office:value-type="string">
            <text:p>Tag for topic</text:p>
          </table:table-cell>
          <table:table-cell table:style-name="ce40" table:content-validation-name="val1" office:value-type="string">
            <text:p>Step 1: Manage tag on Topic</text:p>
          </table:table-cell>
          <table:table-cell table:style-name="ce42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42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8">
          <table:table-cell table:style-name="ce19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" office:value-type="string">
            <text:p>SNF_KS_FOR_TOP_04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Topic\Rate</text:p>
          </table:table-cell>
          <table:table-cell table:style-name="ce9" office:value-type="string">
            <text:p>Rate topic</text:p>
          </table:table-cell>
          <table:table-cell table:style-name="ce37" table:content-validation-name="val1" office:value-type="string">
            <text:p>Step 1: Rate Topic</text:p>
          </table:table-cell>
          <table:table-cell table:style-name="ce42" office:value-type="string">
            <text:p>- Open 1 topic</text:p>
            <text:p>- Click on Rate </text:p>
            <text:p>- Move mouse over stars</text:p>
          </table:table-cell>
          <table:table-cell table:style-name="ce42" office:value-type="string">
            <text:p>Topic is rated successfully. The number of stars are selected set yellow.</text:p>
            <text:p><text:span text:style-name="T8"/></text:p>
          </table:table-cell>
          <table:table-cell table:style-name="ce47" office:value-type="string">
            <text:p>Low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1">
          <table:table-cell table:style-name="ce19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" office:value-type="string">
            <text:p>SNF_KS_FOR_TOP_05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Topic\Manage_Poll</text:p>
          </table:table-cell>
          <table:table-cell table:style-name="ce8" office:value-type="string">
            <text:p>Manage Poll in topic</text:p>
          </table:table-cell>
          <table:table-cell table:style-name="ce40" table:content-validation-name="val1" office:value-type="string">
            <text:p>Step 1: Add/Edit/Remove/ Close/Reopen poll</text:p>
          </table:table-cell>
          <table:table-cell table:style-name="ce37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37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2">
          <table:table-cell table:style-name="ce19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" office:value-type="string">
            <text:p>SNF_KS_FOR_POS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Post\Basic_Actions</text:p>
          </table:table-cell>
          <table:table-cell table:style-name="ce8" office:value-type="string">
            <text:p>Basic action on Post </text:p>
          </table:table-cell>
          <table:table-cell table:style-name="ce37" table:content-validation-name="val1" office:value-type="string">
            <text:p>Step 1: Add/Edit/Delete post</text:p>
          </table:table-cell>
          <table:table-cell table:style-name="ce37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37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3">
          <table:table-cell table:style-name="ce19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" office:value-type="string">
            <text:p>SNF_KS_FOR_SEA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Search\Quick_Search</text:p>
          </table:table-cell>
          <table:table-cell table:style-name="ce8" office:value-type="string">
            <text:p>Quick search</text:p>
          </table:table-cell>
          <table:table-cell table:style-name="ce37" table:content-validation-name="val1" office:value-type="string">
            <text:p>Step 1: Quick Search</text:p>
          </table:table-cell>
          <table:table-cell table:style-name="ce37" office:value-type="string">
            <text:p>- Put keyword in Search field</text:p>
            <text:p>- Press Enter or click on Search icon</text:p>
          </table:table-cell>
          <table:table-cell table:style-name="ce37" office:value-type="string">
            <text:p>Return search result with category/forum/topic/post matched key word search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4">
          <table:table-cell table:style-name="ce19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" office:value-type="string">
            <text:p>SNF_KS_FOR_SEA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Search\Advanced_Search</text:p>
          </table:table-cell>
          <table:table-cell table:style-name="ce8" office:value-type="string">
            <text:p>Advanced search</text:p>
          </table:table-cell>
          <table:table-cell table:style-name="ce37" table:content-validation-name="val1" office:value-type="string">
            <text:p>Step 1: Advanced Search</text:p>
          </table:table-cell>
          <table:table-cell table:style-name="ce37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37" office:value-type="string">
            <text:p>Return search result with category/forum/topic/post matched key word and conditions search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5">
          <table:table-cell table:style-name="ce19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" office:value-type="string">
            <text:p>SNF_KS_FOR_PRI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Private_Message</text:p>
          </table:table-cell>
          <table:table-cell table:style-name="ce8" office:value-type="string">
            <text:p>Private message</text:p>
          </table:table-cell>
          <table:table-cell table:style-name="ce37" table:content-validation-name="val1" office:value-type="string">
            <text:p>Step 1: Compose/ Reply/Forward message</text:p>
          </table:table-cell>
          <table:table-cell table:style-name="ce37" office:value-type="string">
            <text:p>-Compose/reply/forward message</text:p>
            <text:p>- Check inbox, sent box</text:p>
            <text:p>- Delete message</text:p>
          </table:table-cell>
          <table:table-cell table:style-name="ce37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6">
          <table:table-cell table:style-name="ce19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" office:value-type="string">
            <text:p>SNF_KS_FOR_BOO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Bookmark</text:p>
          </table:table-cell>
          <table:table-cell table:style-name="ce8" office:value-type="string">
            <text:p>Bookmark </text:p>
          </table:table-cell>
          <table:table-cell table:style-name="ce37" table:content-validation-name="val1" office:value-type="string">
            <text:p>Step 1: Bookmark Category/Forum/ Topic</text:p>
          </table:table-cell>
          <table:table-cell table:style-name="ce37" office:value-type="string">
            <text:p>- Bookmark Category/Forum/Topic</text:p>
          </table:table-cell>
          <table:table-cell table:style-name="ce37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7">
          <table:table-cell table:style-name="ce19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" office:value-type="string">
            <text:p>SNF_KS_FOR_WA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Watch_Unwatch</text:p>
          </table:table-cell>
          <table:table-cell table:style-name="ce8" office:value-type="string">
            <text:p>Watch&amp;Unwatch category/forum/topic</text:p>
          </table:table-cell>
          <table:table-cell table:style-name="ce37" table:content-validation-name="val1" office:value-type="string">
            <text:p>Step 1: Watch and Unwatch</text:p>
          </table:table-cell>
          <table:table-cell table:style-name="ce37" office:value-type="string">
            <text:p>Watch&amp;Unwatch specify category/forum/topic</text:p>
          </table:table-cell>
          <table:table-cell table:style-name="ce37" office:value-type="string">
            <text:p>Category/forum/topic is watch &amp; unwatch successfully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8">
          <table:table-cell table:style-name="ce19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" office:value-type="string">
            <text:p>SNF_KS_FOR_USE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User_Setting</text:p>
          </table:table-cell>
          <table:table-cell table:style-name="ce8" office:value-type="string">
            <text:p>User Setting</text:p>
          </table:table-cell>
          <table:table-cell table:style-name="ce37" table:content-validation-name="val1" office:value-type="string">
            <text:p>Step 1: User Setting</text:p>
          </table:table-cell>
          <table:table-cell table:style-name="ce37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37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9">
          <table:table-cell table:style-name="ce19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" office:value-type="string">
            <text:p>SNF_KS_FOR_MAN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User_Management</text:p>
          </table:table-cell>
          <table:table-cell table:style-name="ce8" office:value-type="string">
            <text:p>User management</text:p>
          </table:table-cell>
          <table:table-cell table:style-name="ce40" table:content-validation-name="val1" office:value-type="string">
            <text:p>Step 1: Mange users</text:p>
          </table:table-cell>
          <table:table-cell table:style-name="ce37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37" office:value-type="string">
            <text:p>User information is updated successfully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0">
          <table:table-cell table:style-name="ce19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" office:value-type="string">
            <text:p>SNF_KS_FOR_BBC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Administration\Manage_BB_Code</text:p>
          </table:table-cell>
          <table:table-cell table:style-name="ce8" office:value-type="string">
            <text:p>Manage BB code</text:p>
          </table:table-cell>
          <table:table-cell table:style-name="ce37" table:content-validation-name="val1" office:value-type="string">
            <text:p>Step 1: Add/Edit/Delete BBC</text:p>
          </table:table-cell>
          <table:table-cell table:style-name="ce37" office:value-type="string">
            <text:p>- click on Administration menu and select “BB Code”</text:p>
            <text:p>- Add/edit/Delete BB code</text:p>
          </table:table-cell>
          <table:table-cell table:style-name="ce37" office:value-type="string">
            <text:p>BB code is added/edited/ deleted successful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1">
          <table:table-cell table:style-name="ce19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" office:value-type="string">
            <text:p>SNF_KS_FOR_BAN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Administration\Ban_IP</text:p>
          </table:table-cell>
          <table:table-cell table:style-name="ce8" office:value-type="string">
            <text:p>Ban IP</text:p>
          </table:table-cell>
          <table:table-cell table:style-name="ce37" table:content-validation-name="val1" office:value-type="string">
            <text:p>Step 1: Add Ban IP</text:p>
          </table:table-cell>
          <table:table-cell table:style-name="ce37" office:value-type="string">
            <text:p>- click on Administration menu and select “Ban IP”</text:p>
            <text:p>- Add IP into list and click on “Add” </text:p>
          </table:table-cell>
          <table:table-cell table:style-name="ce37" office:value-type="string">
            <text:p>Ban IP is added successfully to list</text:p>
            <text:p>Ban IP user can not add post/create topic</text:p>
            <text:p/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2">
          <table:table-cell table:style-name="ce19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" office:value-type="string">
            <text:p>SNF_KS_FOR_SE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orum\Setting_Porlet</text:p>
          </table:table-cell>
          <table:table-cell table:style-name="ce8" office:value-type="string">
            <text:p>Setting Forum porlet</text:p>
          </table:table-cell>
          <table:table-cell table:style-name="ce40" table:content-validation-name="val1" office:value-type="string">
            <text:p>Step 1: Setting Forum porlet from edit mode</text:p>
          </table:table-cell>
          <table:table-cell table:style-name="ce37" office:value-type="string">
            <text:p>- Show/hide category</text:p>
            <text:p>- enable/disable panel</text:p>
            <text:p>- Use/not use ajax</text:p>
          </table:table-cell>
          <table:table-cell table:style-name="ce37" office:value-type="string">
            <text:p>Setting porlet is successful with properties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3">
          <table:table-cell table:style-name="ce19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" office:value-type="string">
            <text:p>SNF_KS_FAQ_BRS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AQ\Browse_Category</text:p>
          </table:table-cell>
          <table:table-cell table:style-name="ce8" office:value-type="string">
            <text:p>Browse Category/Sub-category</text:p>
          </table:table-cell>
          <table:table-cell table:style-name="ce37" table:content-validation-name="val1" office:value-type="string">
            <text:p>Step 1: Browse Category and sub category</text:p>
          </table:table-cell>
          <table:table-cell table:style-name="ce37" office:value-type="string">
            <text:p>Browse Category/Sub-category by click on category name</text:p>
          </table:table-cell>
          <table:table-cell table:style-name="ce37" office:value-type="string">
            <text:p>Category is viewed and Question in this category is displayed in list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4">
          <table:table-cell table:style-name="ce19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" office:value-type="string">
            <text:p>SNF_KS_FAQ_VIE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AQ\View_Question</text:p>
          </table:table-cell>
          <table:table-cell table:style-name="ce8" office:value-type="string">
            <text:p>View question detail</text:p>
            <text:p/>
          </table:table-cell>
          <table:table-cell table:style-name="ce37" table:content-validation-name="val1" office:value-type="string">
            <text:p>Step 1: View question <text:s/>on FAQ porlet</text:p>
          </table:table-cell>
          <table:table-cell table:style-name="ce37" office:value-type="string">
            <text:p>View question by click on Question's title</text:p>
          </table:table-cell>
          <table:table-cell table:style-name="ce37" office:value-type="string">
            <text:p>Question and Answers in question are displayed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">
          <table:table-cell table:style-name="ce19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" office:value-type="string">
            <text:p>SNF_KS_FAQ_SE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FAQ\Setting_Porlet</text:p>
          </table:table-cell>
          <table:table-cell table:style-name="ce8" office:value-type="string">
            <text:p>Setting FAQ porlet</text:p>
          </table:table-cell>
          <table:table-cell table:style-name="ce40" table:content-validation-name="val1" office:value-type="string">
            <text:p>Step 1: Setting FAQ porlet form edit mode</text:p>
          </table:table-cell>
          <table:table-cell table:style-name="ce37" office:value-type="string">
            <text:p>- Show/hide category</text:p>
            <text:p>- Edit template of FAQ porlet</text:p>
            <text:p>- Use/not use ajax</text:p>
          </table:table-cell>
          <table:table-cell table:style-name="ce37" office:value-type="string">
            <text:p>- Edit template is successful</text:p>
            <text:p>- Selected category is shown/hide in pag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5">
          <table:table-cell table:style-name="ce19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" office:value-type="string">
            <text:p>SNF_KS_WIK_PAG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Page\Plain Text Editor</text:p>
          </table:table-cell>
          <table:table-cell table:style-name="ce39" office:value-type="string">
            <text:p>Create/Edit/Delete page with Plain Text Editor</text:p>
          </table:table-cell>
          <table:table-cell table:style-name="ce40" table:content-validation-name="val1" office:value-type="string">
            <text:p>Step 1: Create Page with Plained Text Editor</text:p>
          </table:table-cell>
          <table:table-cell table:style-name="ce43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action</text:span></text:p>
            <text:p><text:span text:style-name="T10">- Input data valid for Title page and 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message form</text:span></text:p>
          </table:table-cell>
          <table:table-cell table:style-name="ce43" office:value-type="string">
            <text:p>Page is added successful and listed in navigation tre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6">
          <table:table-cell table:style-name="ce19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" office:value-type="string">
            <text:p>SNF_KS_WIK_PAG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Page\Rich Text Editor</text:p>
          </table:table-cell>
          <table:table-cell table:style-name="ce39" office:value-type="string">
            <text:p>Create Page with Rich Text Editor</text:p>
          </table:table-cell>
          <table:table-cell table:style-name="ce40" table:content-validation-name="val1" office:value-type="string">
            <text:p>Step 1: Create Page with Rich Text Editor</text:p>
          </table:table-cell>
          <table:table-cell table:style-name="ce37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action</text:span></text:p>
            <text:p><text:span text:style-name="T17">- Click on </text:span><text:span text:style-name="T16">Rich Text <text:s/>Editor </text:span><text:span text:style-name="T17">icon in toolbar</text:span></text:p>
            <text:p><text:span text:style-name="T17">- Input data valid for Title page and Page's content</text:span></text:p>
            <text:p><text:span text:style-name="T17">- Insert image, link, table and 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message form</text:span></text:p>
          </table:table-cell>
          <table:table-cell table:style-name="ce37" office:value-type="string">
            <text:p>- A new page is added successful and displayed with properties </text:p>
            <text:p>- This page is listed in navigation tre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7">
          <table:table-cell table:style-name="ce19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" office:value-type="string">
            <text:p>SNF_KS_WIK_PAG_03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Edit\Paragraph</text:p>
          </table:table-cell>
          <table:table-cell table:style-name="ce8" office:value-type="string">
            <text:p>Edit Paragraph in Page</text:p>
          </table:table-cell>
          <table:table-cell table:style-name="ce40" table:content-validation-name="val1" office:value-type="string">
            <text:p>Step 1: Edit Paragraph</text:p>
          </table:table-cell>
          <table:table-cell table:style-name="ce37" office:value-type="string">
            <text:p>- Open an exiting page that contains some paragraphs inside</text:p>
            <text:p>- Click on <text:span text:style-name="T13">Edit</text:span><text:span text:style-name="T10"> icon corresponding 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37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7">
          <table:table-cell table:style-name="ce19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" office:value-type="string">
            <text:p>SNF_KS_WIK_PAG_04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Rename</text:p>
          </table:table-cell>
          <table:table-cell table:style-name="ce8" office:value-type="string">
            <text:p>Rename Page</text:p>
          </table:table-cell>
          <table:table-cell table:style-name="ce40" table:content-validation-name="val1" office:value-type="string">
            <text:p>Step 1: Rename Page</text:p>
          </table:table-cell>
          <table:table-cell table:style-name="ce37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37" office:value-type="string">
            <text:p>Selected Page is renamed and new name is displayed in toolbar and navigation tree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8">
          <table:table-cell table:style-name="ce19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" office:value-type="string">
            <text:p>SNF_KS_WIK_PAG_05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Move</text:p>
          </table:table-cell>
          <table:table-cell table:style-name="ce8" office:value-type="string">
            <text:p>Move Page</text:p>
          </table:table-cell>
          <table:table-cell table:style-name="ce40" table:content-validation-name="val1" office:value-type="string">
            <text:p>Step 1: Move Page</text:p>
          </table:table-cell>
          <table:table-cell table:style-name="ce40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Move </text:span><text:span text:style-name="T10">action in menu</text:span></text:p>
            <text:p><text:span text:style-name="T10">- In Move form: Select new location and click on </text:span><text:span text:style-name="T13">Move </text:span><text:span text:style-name="T10">button</text:span></text:p>
          </table:table-cell>
          <table:table-cell table:style-name="ce46" office:value-type="string">
            <text:p>Selected Page is moved and displayed in new location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36">
          <table:table-cell table:style-name="ce19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" office:value-type="string">
            <text:p>SNF_KS_WIK_PAG_06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Watch</text:p>
          </table:table-cell>
          <table:table-cell table:style-name="ce8" office:value-type="string">
            <text:p>Watch/Unwatch Page</text:p>
          </table:table-cell>
          <table:table-cell table:style-name="ce40" table:content-validation-name="val1" office:value-type="string">
            <text:p>Step 1: Watch/Unwatch Page</text:p>
          </table:table-cell>
          <table:table-cell table:style-name="ce40" office:value-type="string">
            <text:p>- Open an existing page by clicking on page name in navigation tree.</text:p>
            <text:p>- Click on <text:span text:style-name="T13">More</text:span><text:span text:style-name="T10"> icon on toolbar and select </text:span><text:span text:style-name="T13">Watch/Unwatch </text:span><text:span text:style-name="T10">action in menu</text:span></text:p>
          </table:table-cell>
          <table:table-cell table:style-name="ce37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49">
          <table:table-cell table:style-name="ce19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" office:value-type="string">
            <text:p>SNF_KS_WIK_PAG_07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Attachment </text:p>
          </table:table-cell>
          <table:table-cell table:style-name="ce8" office:value-type="string">
            <text:p>Attachment</text:p>
          </table:table-cell>
          <table:table-cell table:style-name="ce40" table:content-validation-name="val1" office:value-type="string">
            <text:p>Step 1: Attachment in Page</text:p>
          </table:table-cell>
          <table:table-cell table:style-name="ce37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37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50">
          <table:table-cell table:style-name="ce19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" office:value-type="string">
            <text:p>SNF_KS_WIK_PAG_08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Page_Info</text:p>
          </table:table-cell>
          <table:table-cell table:style-name="ce8" office:value-type="string">
            <text:p>Page info</text:p>
          </table:table-cell>
          <table:table-cell table:style-name="ce40" table:content-validation-name="val1" office:value-type="string">
            <text:p>Step 1: Check Page info</text:p>
          </table:table-cell>
          <table:table-cell table:style-name="ce37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37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51">
          <table:table-cell table:style-name="ce19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" office:value-type="string">
            <text:p>SNF_KS_WIK_SEA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Quick_Search</text:p>
          </table:table-cell>
          <table:table-cell table:style-name="ce8" office:value-type="string">
            <text:p>Quick search</text:p>
          </table:table-cell>
          <table:table-cell table:style-name="ce40" table:content-validation-name="val1" office:value-type="string">
            <text:p>Step 1: Quick Search</text:p>
          </table:table-cell>
          <table:table-cell table:style-name="ce37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37" office:value-type="string">
            <text:p>The Search Screen is displayed with search criteria form and the results matching keyword into search box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52">
          <table:table-cell table:style-name="ce19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" office:value-type="string">
            <text:p>SNF_KS_WIK_SEA_02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Advanced_Search</text:p>
          </table:table-cell>
          <table:table-cell table:style-name="ce8" office:value-type="string">
            <text:p>Advanced search</text:p>
          </table:table-cell>
          <table:table-cell table:style-name="ce40" table:content-validation-name="val1" office:value-type="string">
            <text:p>Step 1: Advanced Search</text:p>
          </table:table-cell>
          <table:table-cell table:style-name="ce37" office:value-type="string">
            <text:p><text:span text:style-name="T8">- Open Search screen by executing quick search</text:span></text:p>
            <text:p><text:span text:style-name="T8">- In Search screen</text:span><text:span text:style-name="T11"> form: input keyword, select space in drop down list and click on </text:span><text:span text:style-name="T27">Search </text:span><text:span text:style-name="T11">button</text:span></text:p>
          </table:table-cell>
          <table:table-cell table:style-name="ce37" office:value-type="string">
            <text:p>Search result will list pages that matched with keyword and selected space</text:p>
          </table:table-cell>
          <table:table-cell table:style-name="ce47" office:value-type="string">
            <text:p>High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50">
          <table:table-cell table:style-name="ce19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" office:value-type="string">
            <text:p>SNF_KS_WIK_SET_01</text:p>
          </table:table-cell>
          <table:table-cell table:style-name="ce32" office:value-type="float" office:value="1">
            <text:p>001</text:p>
          </table:table-cell>
          <table:table-cell table:style-name="ce37" office:value-type="string">
            <text:p>KS\Wiki\Space_Setting</text:p>
          </table:table-cell>
          <table:table-cell table:style-name="ce8" office:value-type="string">
            <text:p>Space Setting</text:p>
          </table:table-cell>
          <table:table-cell table:style-name="ce40" table:content-validation-name="val1" office:value-type="string">
            <text:p>Step 1: Space Setting</text:p>
          </table:table-cell>
          <table:table-cell table:style-name="ce37" office:value-type="string">
            <text:p>- Click on <text:span text:style-name="T13">Browse </text:span><text:span text:style-name="T10">at top right and select </text:span><text:span text:style-name="T13">Space Settings </text:span><text:span text:style-name="T10">action</text:span></text:p>
            <text:p><text:span text:style-name="T10">- In Space Setting form: Select default syntax in drop down list and tick on </text:span><text:span text:style-name="T13">Allow user to choose other syntaxes </text:span><text:span text:style-name="T10">check box</text:span></text:p>
            <text:p><text:span text:style-name="T10">- Click on </text:span><text:span text:style-name="T13">Save </text:span><text:span text:style-name="T10">button</text:span></text:p>
          </table:table-cell>
          <table:table-cell table:style-name="ce37" office:value-type="string">
            <text:p>- Selected syntax in space setting is default syntax for page</text:p>
            <text:p>- Allow user select other syntaxes in Add/Edit page screen</text:p>
          </table:table-cell>
          <table:table-cell table:style-name="ce47" office:value-type="string">
            <text:p>Medium</text:p>
          </table:table-cell>
          <table:table-cell table:style-name="ce37"/>
          <table:table-cell table:style-name="ce33" table:number-columns-repeated="10"/>
          <table:table-cell table:number-columns-repeated="1004"/>
        </table:table-row>
        <table:table-row table:style-name="ro1" table:number-rows-repeated="10">
          <table:table-cell table:style-name="ce20" table:number-columns-repeated="2"/>
          <table:table-cell table:number-columns-repeated="4"/>
          <table:table-cell table:style-name="ce44"/>
          <table:table-cell/>
          <table:table-cell table:style-name="ce48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53" table:number-rows-repeated="26">
          <table:table-cell table:number-columns-repeated="1024"/>
        </table:table-row>
        <table:table-row table:style-name="ro53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4" table:default-cell-style-name="ce58"/>
        <table:table-column table:style-name="co3" table:default-cell-style-name="ce60"/>
        <table:table-column table:style-name="co15" table:default-cell-style-name="ce62"/>
        <table:table-column table:style-name="co16" table:default-cell-style-name="ce63"/>
        <table:table-column table:style-name="co17" table:default-cell-style-name="ce61"/>
        <table:table-column table:style-name="co3" table:default-cell-style-name="ce67"/>
        <table:table-row table:style-name="ro7">
          <table:table-cell table:style-name="ce56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57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66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66"/>
        </table:table-row>
        <table:table-row table:style-name="ro7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ANS_QUE_01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2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3</text:p>
          </table:table-cell>
          <table:table-cell table:style-name="ce61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3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3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3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3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3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3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</table:table-row>
        <table:table-row table:style-name="ro54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3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3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63" office:value-type="string">
            <text:p>Create/Edit/Delete Page</text:p>
          </table:table-cell>
          <table:table-cell table:style-name="ce65" office:value-type="string">
            <text:p>Create Page with Plain Text Editor</text:p>
          </table:table-cell>
          <table:table-cell office:value-type="string">
            <text:p>Base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63" office:value-type="string">
            <text:p>Create/Edit/Delete Page</text:p>
          </table:table-cell>
          <table:table-cell table:style-name="ce65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63" office:value-type="string">
            <text:p>Edit Page</text:p>
          </table:table-cell>
          <table:table-cell table:style-name="ce64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63" office:value-type="string">
            <text:p>Rename </text:p>
          </table:table-cell>
          <table:table-cell table:style-name="ce64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63" office:value-type="string">
            <text:p>Move Page</text:p>
          </table:table-cell>
          <table:table-cell table:style-name="ce64" office:value-type="string">
            <text:p>Move Page</text:p>
          </table:table-cell>
          <table:table-cell office:value-type="string">
            <text:p>Move page to other destini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63" office:value-type="string">
            <text:p>Watch/Unwatch Page</text:p>
          </table:table-cell>
          <table:table-cell table:style-name="ce64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63" office:value-type="string">
            <text:p>Attachent</text:p>
          </table:table-cell>
          <table:table-cell table:style-name="ce64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63" office:value-type="string">
            <text:p>Page ifo</text:p>
          </table:table-cell>
          <table:table-cell table:style-name="ce64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63" office:value-type="string">
            <text:p>Search</text:p>
          </table:table-cell>
          <table:table-cell table:style-name="ce64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63" office:value-type="string">
            <text:p>Search</text:p>
          </table:table-cell>
          <table:table-cell table:style-name="ce64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style-name="ce64" office:value-type="string">
            <text:p>Space Setting</text:p>
          </table:table-cell>
          <table:table-cell table:style-name="ce64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4">05/24/2011</text:date>, <text:time>11:1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8-12-16T22:10:12</meta:creation-date>
    <dc:creator>exoplatform </dc:creator>
    <dc:date>2011-05-24T11:14:19</dc:date>
    <meta:printed-by>Thanh Cong Nguyen</meta:printed-by>
    <meta:print-date>2009-03-06T17:07:42</meta:print-date>
    <dc:language>en-US</dc:language>
    <meta:editing-cycles>232</meta:editing-cycles>
    <meta:editing-duration>PT220H56M06S</meta:editing-duration>
    <meta:document-statistic meta:table-count="3" meta:cell-count="941" meta:object-count="0"/>
    <meta:user-defined meta:name="Info 1"/>
    <meta:user-defined meta:name="Info 2"/>
    <meta:user-defined meta:name="Info 3"/>
    <meta:user-defined meta:name="Info 4"/>
  </office:meta>
</office:document-meta>
</file>